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Text_20_body" style:list-style-name="L21"/>
    <style:style style:name="P22" style:family="paragraph" style:parent-style-name="Text_20_body" style:list-style-name="L22"/>
    <style:style style:name="P23" style:family="paragraph" style:parent-style-name="Text_20_body" style:list-style-name="L23"/>
    <style:style style:name="P24" style:family="paragraph" style:parent-style-name="Text_20_body" style:list-style-name="L24"/>
    <style:style style:name="P25" style:family="paragraph" style:parent-style-name="Text_20_body" style:list-style-name="L25"/>
    <style:style style:name="P26" style:family="paragraph" style:parent-style-name="Text_20_body" style:list-style-name="L26"/>
    <style:style style:name="P27" style:family="paragraph" style:parent-style-name="Text_20_body" style:list-style-name="L27"/>
    <style:style style:name="P28" style:family="paragraph" style:parent-style-name="Text_20_body" style:list-style-name="L28"/>
    <style:style style:name="P29" style:family="paragraph" style:parent-style-name="Text_20_body" style:list-style-name="L29"/>
    <style:style style:name="P30" style:family="paragraph" style:parent-style-name="Text_20_body" style:list-style-name="L30"/>
    <style:style style:name="P31" style:family="paragraph" style:parent-style-name="Text_20_body" style:list-style-name="L31"/>
    <style:style style:name="P32" style:family="paragraph" style:parent-style-name="Text_20_body" style:list-style-name="L32"/>
    <style:style style:name="P33" style:family="paragraph" style:parent-style-name="Text_20_body" style:list-style-name="L33"/>
    <style:style style:name="P34" style:family="paragraph" style:parent-style-name="Text_20_body" style:list-style-name="L34"/>
    <style:style style:name="P35" style:family="paragraph" style:parent-style-name="Text_20_body" style:list-style-name="L35"/>
    <style:style style:name="P36" style:family="paragraph" style:parent-style-name="Text_20_body" style:list-style-name="L36"/>
    <style:style style:name="P37" style:family="paragraph" style:parent-style-name="Text_20_body" style:list-style-name="L37"/>
    <style:style style:name="P38" style:family="paragraph" style:parent-style-name="Text_20_body" style:list-style-name="L38"/>
    <style:style style:name="P39" style:family="paragraph" style:parent-style-name="Text_20_body" style:list-style-name="L39"/>
    <style:style style:name="P40" style:family="paragraph" style:parent-style-name="Text_20_body" style:list-style-name="L40"/>
    <style:style style:name="P41" style:family="paragraph" style:parent-style-name="Text_20_body" style:list-style-name="L41"/>
    <style:style style:name="P42" style:family="paragraph" style:parent-style-name="Text_20_body" style:list-style-name="L42"/>
    <style:style style:name="P43" style:family="paragraph" style:parent-style-name="Text_20_body" style:list-style-name="L43"/>
    <style:style style:name="P44" style:family="paragraph" style:parent-style-name="Text_20_body" style:list-style-name="L44"/>
    <style:style style:name="P45" style:family="paragraph" style:parent-style-name="Text_20_body" style:list-style-name="L45"/>
    <style:style style:name="P46" style:family="paragraph" style:parent-style-name="Text_20_body" style:list-style-name="L46"/>
    <style:style style:name="P47" style:family="paragraph" style:parent-style-name="Text_20_body" style:list-style-name="L47"/>
    <style:style style:name="P48" style:family="paragraph" style:parent-style-name="Text_20_body" style:list-style-name="L48"/>
    <style:style style:name="P49" style:family="paragraph" style:parent-style-name="Text_20_body" style:list-style-name="L49"/>
    <style:style style:name="P50" style:family="paragraph" style:parent-style-name="Text_20_body" style:list-style-name="L50"/>
    <style:style style:name="P51" style:family="paragraph" style:parent-style-name="Text_20_body" style:list-style-name="L51"/>
    <style:style style:name="P52" style:family="paragraph" style:parent-style-name="Text_20_body" style:list-style-name="L52"/>
    <style:style style:name="P53" style:family="paragraph" style:parent-style-name="Text_20_body" style:list-style-name="L53"/>
    <style:style style:name="P54" style:family="paragraph" style:parent-style-name="Text_20_body" style:list-style-name="L54"/>
    <style:style style:name="P55" style:family="paragraph" style:parent-style-name="Text_20_body" style:list-style-name="L55"/>
    <style:style style:name="P56" style:family="paragraph" style:parent-style-name="Text_20_body" style:list-style-name="L56"/>
    <style:style style:name="P57" style:family="paragraph" style:parent-style-name="Text_20_body" style:list-style-name="L57"/>
    <style:style style:name="P58" style:family="paragraph" style:parent-style-name="Text_20_body" style:list-style-name="L58"/>
    <style:style style:name="P59" style:family="paragraph" style:parent-style-name="Text_20_body" style:list-style-name="L59"/>
    <style:style style:name="P60" style:family="paragraph" style:parent-style-name="Text_20_body" style:list-style-name="L60"/>
    <style:style style:name="P61" style:family="paragraph" style:parent-style-name="Text_20_body" style:list-style-name="L61"/>
    <style:style style:name="P62" style:family="paragraph" style:parent-style-name="Text_20_body" style:list-style-name="L62"/>
    <style:style style:name="P63" style:family="paragraph" style:parent-style-name="Text_20_body" style:list-style-name="L63"/>
    <style:style style:name="P64" style:family="paragraph" style:parent-style-name="Text_20_body" style:list-style-name="L64"/>
    <style:style style:name="P65" style:family="paragraph" style:parent-style-name="Text_20_body" style:list-style-name="L65"/>
    <style:style style:name="P66" style:family="paragraph" style:parent-style-name="Text_20_body" style:list-style-name="L66"/>
    <style:style style:name="P67" style:family="paragraph" style:parent-style-name="Text_20_body" style:list-style-name="L67"/>
    <style:style style:name="P68" style:family="paragraph" style:parent-style-name="Text_20_body" style:list-style-name="L68"/>
    <style:style style:name="P69" style:family="paragraph" style:parent-style-name="Text_20_body" style:list-style-name="L69"/>
    <style:style style:name="P70" style:family="paragraph" style:parent-style-name="Text_20_body" style:list-style-name="L70"/>
    <style:style style:name="P71" style:family="paragraph" style:parent-style-name="Text_20_body" style:list-style-name="L71"/>
    <style:style style:name="P72" style:family="paragraph" style:parent-style-name="Text_20_body" style:list-style-name="L72"/>
    <style:style style:name="P73" style:family="paragraph" style:parent-style-name="Text_20_body" style:list-style-name="L73"/>
    <style:style style:name="P74" style:family="paragraph" style:parent-style-name="Text_20_body" style:list-style-name="L74"/>
    <style:style style:name="P75" style:family="paragraph" style:parent-style-name="Text_20_body" style:list-style-name="L75"/>
    <style:style style:name="P76" style:family="paragraph" style:parent-style-name="Text_20_body" style:list-style-name="L76"/>
    <style:style style:name="P77" style:family="paragraph" style:parent-style-name="Text_20_body" style:list-style-name="L77"/>
    <style:style style:name="P78" style:family="paragraph" style:parent-style-name="Text_20_body" style:list-style-name="L78"/>
    <style:style style:name="P79" style:family="paragraph" style:parent-style-name="Text_20_body" style:list-style-name="L79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roduct Requirements Document (PRD) — <text:span text:style-name="Strong_20_Emphasis">setLedger</text:span></text:h>
      <text:p text:style-name="Text_20_body"><text:span text:style-name="Strong_20_Emphasis">Prepared for:</text:span> your team / stakeholders<text:line-break/><text:span text:style-name="Strong_20_Emphasis">Date:</text:span> 2025-10-03 (Asia/Kolkata)</text:p>
      <text:p text:style-name="Text_20_body">Great — I’ve expanded the PRD into a full, implementation-ready specification for <text:span text:style-name="Strong_20_Emphasis">setLedger</text:span>, incorporating every change you requested and going deep on each segment: features, improvements, fallbacks, tech stack, data &amp; security, AI, modular architecture, step-by-step implementation guidance, MVP backlog with acceptance criteria, and operational details. I did <text:span text:style-name="Strong_20_Emphasis">not</text:span> omit anything you or I suggested earlier.</text:p>
      <text:p text:style-name="Horizontal_20_Line"/>
      <text:h text:style-name="Heading_20_1" text:outline-level="1">1) Executive summary (short)</text:h>
      <text:p text:style-name="Text_20_body"><text:span text:style-name="Strong_20_Emphasis">setLedger</text:span> is a modular, open-source financial &amp; commerce OS targeting every scale of business — from single-shop micro-retailers to large enterprises — offered with a truly free core. Inspired by Odoo but redesigned to fix common pain points, setLedger adds: product QR <text:span text:style-name="Strong_20_Emphasis">generation</text:span>, robust multi-tenant identity (orgID+memberID userIDs), strong authentication (username/password + TOTP), offline-capable POS with local backups, a reliable modular architecture (loose coupling, strong contracts), first-class error handling &amp; fallbacks, and a powerful hybrid AI finance engine (local + centralized) with local storage backup options.</text:p>
      <text:p text:style-name="Text_20_body">High-level mission: <text:span text:style-name="Emphasis">Free core, safe customizations, low implementation cost, enterprise-grade reliability, strong AI for financial decision support, and privacy-preserving defaults.</text:span></text:p>
      <text:p text:style-name="Horizontal_20_Line"/>
      <text:h text:style-name="Heading_20_1" text:outline-level="1">2) Objectives &amp; success metrics</text:h>
      <text:p text:style-name="Text_20_body"><text:span text:style-name="Strong_20_Emphasis">Primary objectives</text:span></text:p>
      <text:list text:style-name="L1">
        <text:list-item>
          <text:p text:style-name="P1">Deliver an MVP (billing with QR, POS, inventory, accounting/GST, dashboards, AI stock/pricing assistant).</text:p>
        </text:list-item>
        <text:list-item>
          <text:p text:style-name="P1">Make onboarding frictionless: create first invoice &lt; 2 hours for micro-retailer.</text:p>
        </text:list-item>
        <text:list-item>
          <text:p text:style-name="P1">Ensure secure multi-tenant operation with centralized signup on <text:span text:style-name="Source_20_Text">app.setledger.com</text:span> and unique userIDs.</text:p>
        </text:list-item>
        <text:list-item>
          <text:p text:style-name="P1">Ensure offline capabilities + encrypted local backups for continuity.</text:p>
        </text:list-item>
      </text:list>
      <text:p text:style-name="Text_20_body"><text:span text:style-name="Strong_20_Emphasis">Key 12-month metrics</text:span></text:p>
      <text:list text:style-name="L2">
        <text:list-item>
          <text:p text:style-name="P2">10k org signups (self-host or free SaaS).</text:p>
        </text:list-item>
        <text:list-item>
          <text:p text:style-name="P2">40% of signups issue invoices within 24 hours.</text:p>
        </text:list-item>
        <text:list-item>
          <text:p text:style-name="P2">50% retention after 90 days.</text:p>
        </text:list-item>
        <text:list-item>
          <text:p text:style-name="P2"><text:soft-page-break/>AI forecast MAPE &lt; 20% for customers with ≥6 months data (pilot).</text:p>
        </text:list-item>
        <text:list-item>
          <text:p text:style-name="P2">NPS: free users ≥ +30; paid users ≥ +60.</text:p>
        </text:list-item>
      </text:list>
      <text:p text:style-name="Horizontal_20_Line"/>
      <text:h text:style-name="Heading_20_1" text:outline-level="1">3) Target users (personas)</text:h>
      <text:list text:style-name="L3">
        <text:list-item>
          <text:p text:style-name="P3"><text:span text:style-name="Strong_20_Emphasis">Micro-retailer</text:span> — wants simple POS, product QR &amp; GST invoice.</text:p>
        </text:list-item>
        <text:list-item>
          <text:p text:style-name="P3"><text:span text:style-name="Strong_20_Emphasis">SME distributor</text:span> — multi-warehouse, purchase orders, GST filing helpers.</text:p>
        </text:list-item>
        <text:list-item>
          <text:p text:style-name="P3"><text:span text:style-name="Strong_20_Emphasis">E-commerce seller</text:span> — sync inventory across channels, auto-invoicing.</text:p>
        </text:list-item>
        <text:list-item>
          <text:p text:style-name="P3"><text:span text:style-name="Strong_20_Emphasis">Accountant / CA</text:span> — multi-client ledgers, reconciliations, audit trails.</text:p>
        </text:list-item>
        <text:list-item>
          <text:p text:style-name="P3"><text:span text:style-name="Strong_20_Emphasis">Enterprise ops</text:span> — multi-company consolidation, governance &amp; ACL.</text:p>
        </text:list-item>
      </text:list>
      <text:p text:style-name="Horizontal_20_Line"/>
      <text:h text:style-name="Heading_20_1" text:outline-level="1">4) High-level architecture &amp; modularity principle</text:h>
      <text:p text:style-name="Text_20_body"><text:span text:style-name="Strong_20_Emphasis">Principles</text:span></text:p>
      <text:list text:style-name="L4">
        <text:list-item>
          <text:p text:style-name="P4"><text:span text:style-name="Strong_20_Emphasis">Modules = services with well-defined contracts</text:span> (REST/gRPC + events). Examples: Auth, Org, Product, Inventory, Sales, POS, Accounting, AI, Billing, Reporting, Integrations, Backup.</text:p>
        </text:list-item>
        <text:list-item>
          <text:p text:style-name="P4"><text:span text:style-name="Strong_20_Emphasis">Loose coupling + strong data contracts</text:span> — versioned APIs, schema validation, and semantic versioning for modules.</text:p>
        </text:list-item>
        <text:list-item>
          <text:p text:style-name="P4"><text:span text:style-name="Strong_20_Emphasis">Single platform domain</text:span>: <text:span text:style-name="Source_20_Text">app.setledger.com</text:span> hosts org onboarding; orgs can optionally map custom domains.</text:p>
        </text:list-item>
        <text:list-item>
          <text:p text:style-name="P4"><text:span text:style-name="Strong_20_Emphasis">Multi-tenant model</text:span>: hybrid — shared schema for service-level resources + per-tenant data partitioning (tenant_id column + row-level security).</text:p>
        </text:list-item>
        <text:list-item>
          <text:p text:style-name="P4"><text:span text:style-name="Strong_20_Emphasis">Module integrity</text:span>: each module has its own DB schema namespace (or microservice DB) but exposes canonical DTOs and event types so modules can operate independently or be swapped.</text:p>
        </text:list-item>
      </text:list>
      <text:p text:style-name="Text_20_body"><text:span text:style-name="Strong_20_Emphasis">Benefits</text:span></text:p>
      <text:list text:style-name="L5">
        <text:list-item>
          <text:p text:style-name="P5">Independent deployment &amp; rollback</text:p>
        </text:list-item>
        <text:list-item>
          <text:p text:style-name="P5">Fine-grained scaling</text:p>
        </text:list-item>
        <text:list-item>
          <text:p text:style-name="P5">Easier testing/sandboxing</text:p>
        </text:list-item>
        <text:list-item>
          <text:p text:style-name="P5">Clear upgrade paths</text:p>
        </text:list-item>
      </text:list>
      <text:p text:style-name="Horizontal_20_Line"/>
      <text:h text:style-name="Heading_20_1" text:outline-level="1"><text:soft-page-break/>5) Identity, Authentication &amp; Authorization (critical)</text:h>
      <text:p text:style-name="Text_20_body"><text:span text:style-name="Strong_20_Emphasis">Requirements</text:span></text:p>
      <text:list text:style-name="L6">
        <text:list-item>
          <text:p text:style-name="P6">Username + password (hashed with Argon2/Bcrypt) + TOTP (Google/Microsoft Authenticator standard).</text:p>
        </text:list-item>
        <text:list-item>
          <text:p text:style-name="P6">Optional SSO (OpenID Connect) for enterprises later.</text:p>
        </text:list-item>
        <text:list-item>
          <text:p text:style-name="P6">Admin invites &amp; org onboarding from main domain.</text:p>
        </text:list-item>
        <text:list-item>
          <text:p text:style-name="P6">Unique userID format composed of organisationID &amp; memberID.</text:p>
        </text:list-item>
      </text:list>
      <text:p text:style-name="Text_20_body"><text:span text:style-name="Strong_20_Emphasis">UserID scheme (recommended)</text:span></text:p>
      <text:list text:style-name="L7">
        <text:list-item>
          <text:p text:style-name="P7"><text:span text:style-name="Source_20_Text">ORG-&lt;8hex&gt;-U-&lt;6dig&gt;</text:span> e.g. <text:span text:style-name="Source_20_Text">ORG-1a2b3c4d-U-000123</text:span></text:p>
          <text:list>
            <text:list-item>
              <text:p text:style-name="P7"><text:span text:style-name="Source_20_Text">ORG-&lt;8hex&gt;</text:span> = short org id (derived from UUID v4 truncated)</text:p>
            </text:list-item>
            <text:list-item>
              <text:p text:style-name="P7"><text:span text:style-name="Source_20_Text">U-&lt;6dig&gt;</text:span> = zero-padded member sequence within org</text:p>
            </text:list-item>
          </text:list>
        </text:list-item>
        <text:list-item>
          <text:p text:style-name="P7">Store user_uuid (UUIDv4) as canonical primary key; <text:span text:style-name="Source_20_Text">userID</text:span> string used for human/reporting and cross-system references.</text:p>
        </text:list-item>
      </text:list>
      <text:p text:style-name="Text_20_body"><text:span text:style-name="Strong_20_Emphasis">Auth flows</text:span></text:p>
      <text:list text:style-name="L8">
        <text:list-item>
          <text:p text:style-name="P8">Sign-up (org admin) on <text:span text:style-name="Source_20_Text">app.setledger.com</text:span> → generates <text:span text:style-name="Source_20_Text">orgID</text:span> &amp; admin user. Admin invites members via email link -&gt; members create username/password + enable TOTP.</text:p>
        </text:list-item>
        <text:list-item>
          <text:p text:style-name="P8">TOTP onboarding: generate secret (store encrypted), show QR for authenticator apps, show printable backup codes once.</text:p>
        </text:list-item>
        <text:list-item>
          <text:p text:style-name="P8">Recovery: email-based recovery + one-time backup codes (no TOTP secret re-send); optional org admin override with audit trail.</text:p>
        </text:list-item>
      </text:list>
      <text:p text:style-name="Text_20_body"><text:span text:style-name="Strong_20_Emphasis">Security safeguards</text:span></text:p>
      <text:list text:style-name="L9">
        <text:list-item>
          <text:p text:style-name="P9">Rate limiting, account lockout on repeated failed attempts, password strength enforcement, device/session management, session revocation, 2FA mandatory for admin role.</text:p>
        </text:list-item>
        <text:list-item>
          <text:p text:style-name="P9">Store TOTP secrets encrypted (AES-256) with KMS or HSM for hosted tenants; for self-hosted, instruct on secure key storage.</text:p>
        </text:list-item>
      </text:list>
      <text:p text:style-name="Text_20_body"><text:span text:style-name="Strong_20_Emphasis">Libraries / tech</text:span></text:p>
      <text:list text:style-name="L10">
        <text:list-item>
          <text:p text:style-name="P10">Node: <text:span text:style-name="Source_20_Text">otplib</text:span>, <text:span text:style-name="Source_20_Text">speakeasy</text:span> or Python: <text:span text:style-name="Source_20_Text">pyotp</text:span>. Use library best practices.</text:p>
        </text:list-item>
      </text:list>
      <text:p text:style-name="Horizontal_20_Line"/>
      <text:h text:style-name="Heading_20_1" text:outline-level="1">6) Billing / Invoicing &amp; Product QR generation</text:h>
      <text:p text:style-name="Text_20_body"><text:span text:style-name="Strong_20_Emphasis">Core features</text:span></text:p>
      <text:list text:style-name="L11">
        <text:list-item>
          <text:p text:style-name="P11"><text:soft-page-break/>Generate GST-compliant invoices with line items, taxes, discount rules, HSN/SAC, invoice-level QR and <text:span text:style-name="Strong_20_Emphasis">product-level QR codes</text:span> (for label printing).</text:p>
        </text:list-item>
        <text:list-item>
          <text:p text:style-name="P11">Two QR types:</text:p>
          <text:list>
            <text:list-item>
              <text:p text:style-name="P11"><text:span text:style-name="Strong_20_Emphasis">Product QR</text:span>: encodes productID, SKU, HSN, batch/expiry (optional), default price and link to product page (short URL on setLedger). Format: <text:span text:style-name="Source_20_Text">setledger://p/&lt;orgID&gt;/&lt;productUUID&gt;</text:span> and fallback <text:span text:style-name="Source_20_Text">https://app.setledger.com/p/&lt;orgSlug&gt;/&lt;productSlug&gt;</text:span>.</text:p>
            </text:list-item>
            <text:list-item>
              <text:p text:style-name="P11"><text:span text:style-name="Strong_20_Emphasis">Invoice QR</text:span>: encodes invoice id, total, payment metadata (payment link), and GST summary (if required).</text:p>
            </text:list-item>
          </text:list>
        </text:list-item>
        <text:list-item>
          <text:p text:style-name="P11">QR generation server-side and client-side (to support offline label printing): use JS/TS QR libs or server libs.</text:p>
        </text:list-item>
      </text:list>
      <text:p text:style-name="Text_20_body"><text:span text:style-name="Strong_20_Emphasis">Product QR generation features</text:span></text:p>
      <text:list text:style-name="L12">
        <text:list-item>
          <text:p text:style-name="P12">Bulk QR generation for product catalog (PNG / SVG / PDF label sheet).</text:p>
        </text:list-item>
        <text:list-item>
          <text:p text:style-name="P12">QR layout templates for thermal printers (58mm, 80mm) and label sheets (A4 sticker layout).</text:p>
        </text:list-item>
        <text:list-item>
          <text:p text:style-name="P12">Option to embed dynamic content (price &amp; stock snapshot) — but product QR remains canonical identifier (server resolves latest metadata).</text:p>
        </text:list-item>
      </text:list>
      <text:p text:style-name="Text_20_body"><text:span text:style-name="Strong_20_Emphasis">Scanning &amp; fallbacks</text:span></text:p>
      <text:list text:style-name="L13">
        <text:list-item>
          <text:p text:style-name="P13">Scanner priorities: QR → barcode (EAN/UPC) → manual SKU entry.</text:p>
        </text:list-item>
        <text:list-item>
          <text:p text:style-name="P13">Client-side scanning lib options: <text:span text:style-name="Source_20_Text">zxing-js</text:span>, <text:span text:style-name="Source_20_Text">jsQR</text:span>, <text:span text:style-name="Source_20_Text">QuaggaJS</text:span> for browsers; native libs for mobile.</text:p>
        </text:list-item>
        <text:list-item>
          <text:p text:style-name="P13">If product lookup fails (server unreachable): client uses cached product metadata (IndexedDB). If no cache, prompt manual entry and create temporary transaction object to sync later.</text:p>
        </text:list-item>
      </text:list>
      <text:p text:style-name="Text_20_body"><text:span text:style-name="Strong_20_Emphasis">Acceptance</text:span></text:p>
      <text:list text:style-name="L14">
        <text:list-item>
          <text:p text:style-name="P14">Can generate printable QR labels in batch for 1k SKUs within a minute (backend).</text:p>
        </text:list-item>
        <text:list-item>
          <text:p text:style-name="P14">Invoices show QR with payment link and GST summary; QR scans open payment page or adds product to invoice when product QR scanned.</text:p>
        </text:list-item>
      </text:list>
      <text:p text:style-name="Horizontal_20_Line"/>
      <text:h text:style-name="Heading_20_1" text:outline-level="1">7) Point of Sale (POS) — offline-first &amp; resilient</text:h>
      <text:p text:style-name="Text_20_body"><text:span text:style-name="Strong_20_Emphasis">PWA-based POS</text:span></text:p>
      <text:list text:style-name="L15">
        <text:list-item>
          <text:p text:style-name="P15">Works in browser &amp; mobile; supports hardware barcode scanner, receipt printer, cash drawer.</text:p>
        </text:list-item>
        <text:list-item>
          <text:p text:style-name="P15"><text:soft-page-break/><text:span text:style-name="Strong_20_Emphasis">Offline-first</text:span>: local persistence with IndexedDB, service workers for asset caching, background sync for queued transactions.</text:p>
        </text:list-item>
        <text:list-item>
          <text:p text:style-name="P15"><text:span text:style-name="Strong_20_Emphasis">Conflict resolution</text:span>: optimistic writes + server reconciliation. Each POS has a <text:span text:style-name="Source_20_Text">device_id</text:span> and local sequence numbers for transactions.</text:p>
        </text:list-item>
        <text:list-item>
          <text:p text:style-name="P15"><text:span text:style-name="Strong_20_Emphasis">Offline fallbacks</text:span>:</text:p>
          <text:list>
            <text:list-item>
              <text:p text:style-name="P15">Continue accepting sales, print receipts locally; on reconnect, sync transactions; reconcile stock with server via CRDT-style merge with last-write-wins but prefer server's reserved inventory on conflict and mark discrepancies for staff.</text:p>
            </text:list-item>
            <text:list-item>
              <text:p text:style-name="P15">If reconciliation fails, flag transactions for manual review.</text:p>
            </text:list-item>
          </text:list>
        </text:list-item>
      </text:list>
      <text:p text:style-name="Text_20_body"><text:span text:style-name="Strong_20_Emphasis">POS features</text:span></text:p>
      <text:list text:style-name="L16">
        <text:list-item>
          <text:p text:style-name="P16">Fast product search, scanning, discounts, returns, shift management, cash reporting.</text:p>
        </text:list-item>
        <text:list-item>
          <text:p text:style-name="P16">Shift-close includes signature, shift totals, and optional end-of-day snapshot.</text:p>
        </text:list-item>
      </text:list>
      <text:p text:style-name="Text_20_body"><text:span text:style-name="Strong_20_Emphasis">Acceptance</text:span></text:p>
      <text:list text:style-name="L17">
        <text:list-item>
          <text:p text:style-name="P17">Add-to-cart latency &lt; 200ms normally; fully functional offline mode for typical transaction volumes.</text:p>
        </text:list-item>
      </text:list>
      <text:p text:style-name="Horizontal_20_Line"/>
      <text:h text:style-name="Heading_20_1" text:outline-level="1">8) Inventory &amp; Stock Management</text:h>
      <text:p text:style-name="Text_20_body"><text:span text:style-name="Strong_20_Emphasis">Core features</text:span></text:p>
      <text:list text:style-name="L18">
        <text:list-item>
          <text:p text:style-name="P18">Multi-warehouse, locations, stock moves, reservations.</text:p>
        </text:list-item>
        <text:list-item>
          <text:p text:style-name="P18">Serial/batch management, expiry dates.</text:p>
        </text:list-item>
        <text:list-item>
          <text:p text:style-name="P18">Valuation methods (FIFO/LIFO/Avg).</text:p>
        </text:list-item>
        <text:list-item>
          <text:p text:style-name="P18">Stock counts / cycle counts, adjustments.</text:p>
        </text:list-item>
      </text:list>
      <text:p text:style-name="Text_20_body"><text:span text:style-name="Strong_20_Emphasis">AI-powered inventory</text:span></text:p>
      <text:list text:style-name="L19">
        <text:list-item>
          <text:p text:style-name="P19">Reorder points, EOQ, lead-time calculations, safety stock suggestion.</text:p>
        </text:list-item>
        <text:list-item>
          <text:p text:style-name="P19">Slow / dead stock detection; markdown suggestions.</text:p>
        </text:list-item>
      </text:list>
      <text:p text:style-name="Text_20_body"><text:span text:style-name="Strong_20_Emphasis">Fallbacks &amp; error handling</text:span></text:p>
      <text:list text:style-name="L20">
        <text:list-item>
          <text:p text:style-name="P20">If AI or connector down: preserve manual reorder rules &amp; show informational banner.</text:p>
        </text:list-item>
        <text:list-item>
          <text:p text:style-name="P20">Provide "urgent reorder" manual override with offline PO creation and later sync.</text:p>
        </text:list-item>
      </text:list>
      <text:p text:style-name="Text_20_body"><text:span text:style-name="Strong_20_Emphasis">Acceptance</text:span></text:p>
      <text:list text:style-name="L21">
        <text:list-item>
          <text:p text:style-name="P21">Stock reservation on order creation; conflicting reservations show clear conflict resolution UI.</text:p>
        </text:list-item>
      </text:list>
      <text:p text:style-name="Horizontal_20_Line"/>
      <text:h text:style-name="Heading_20_1" text:outline-level="1"><text:soft-page-break/>9) Accounting &amp; GST compliance (India-first, extensible)</text:h>
      <text:p text:style-name="Text_20_body"><text:span text:style-name="Strong_20_Emphasis">Core features</text:span></text:p>
      <text:list text:style-name="L22">
        <text:list-item>
          <text:p text:style-name="P22">Chart of accounts template per country, journals, ledger, bank reconciliation.</text:p>
        </text:list-item>
        <text:list-item>
          <text:p text:style-name="P22">GST fields on invoices (IGST/CGST/SGST), HSN/SAC per line, GST returns export (CSV/JSON) for filing tools.</text:p>
        </text:list-item>
        <text:list-item>
          <text:p text:style-name="P22">Audit trails: immutable journal entries, ledger snapshots.</text:p>
        </text:list-item>
      </text:list>
      <text:p text:style-name="Text_20_body"><text:span text:style-name="Strong_20_Emphasis">E-invoicing &amp; filing</text:span></text:p>
      <text:list text:style-name="L23">
        <text:list-item>
          <text:p text:style-name="P23">Support generating e-invoice payloads (where required) and export formats compatible with tax portals.</text:p>
        </text:list-item>
      </text:list>
      <text:p text:style-name="Text_20_body"><text:span text:style-name="Strong_20_Emphasis">Fallbacks</text:span></text:p>
      <text:list text:style-name="L24">
        <text:list-item>
          <text:p text:style-name="P24">If filing connectors fail, generate validated offline exports (CSV/JSON/XML) so accountant can upload manually.</text:p>
        </text:list-item>
      </text:list>
      <text:p text:style-name="Text_20_body"><text:span text:style-name="Strong_20_Emphasis">Acceptance</text:span></text:p>
      <text:list text:style-name="L25">
        <text:list-item>
          <text:p text:style-name="P25">Complete an invoice → journal entry auto-created and reconciled when payment arrives.</text:p>
        </text:list-item>
      </text:list>
      <text:p text:style-name="Horizontal_20_Line"/>
      <text:h text:style-name="Heading_20_1" text:outline-level="1">10) Pricing Engine &amp; Sales Techniques</text:h>
      <text:p text:style-name="Text_20_body"><text:span text:style-name="Strong_20_Emphasis">Features</text:span></text:p>
      <text:list text:style-name="L26">
        <text:list-item>
          <text:p text:style-name="P26">Pricing strategies: cost-plus, target-margin, dynamic pricing (time-window / demand).</text:p>
        </text:list-item>
        <text:list-item>
          <text:p text:style-name="P26">Tiered pricing, customer-group pricing, promo engine, coupon codes.</text:p>
        </text:list-item>
        <text:list-item>
          <text:p text:style-name="P26">A/B pricing module (control &amp; variant groups, basic conversion tracking).</text:p>
        </text:list-item>
        <text:list-item>
          <text:p text:style-name="P26">Rule-builder UI (low-code): "If X and Y then set price = formula".</text:p>
        </text:list-item>
      </text:list>
      <text:p text:style-name="Text_20_body"><text:span text:style-name="Strong_20_Emphasis">Fallbacks</text:span></text:p>
      <text:list text:style-name="L27">
        <text:list-item>
          <text:p text:style-name="P27">If pricing engine unavailable, the system uses last cached approved price list.</text:p>
        </text:list-item>
      </text:list>
      <text:p text:style-name="Text_20_body"><text:span text:style-name="Strong_20_Emphasis">Acceptance</text:span></text:p>
      <text:list text:style-name="L28">
        <text:list-item>
          <text:p text:style-name="P28">Admin can create pricing rule and see preview of impact on sample SKUs before enabling.</text:p>
        </text:list-item>
      </text:list>
      <text:p text:style-name="Horizontal_20_Line"/>
      <text:h text:style-name="Heading_20_1" text:outline-level="1">11) AI Finance Engine (design &amp; fallbacks)</text:h>
      <text:p text:style-name="Text_20_body"><text:span text:style-name="Strong_20_Emphasis">Goals</text:span></text:p>
      <text:list text:style-name="L29">
        <text:list-item>
          <text:p text:style-name="P29"><text:soft-page-break/>Demand forecasting (per SKU), anomaly detection (fraud/dup orders), price-sensitivity suggestions, working-capital recommendations, cash flow forecasting.</text:p>
        </text:list-item>
      </text:list>
      <text:p text:style-name="Text_20_body"><text:span text:style-name="Strong_20_Emphasis">Architecture</text:span></text:p>
      <text:list text:style-name="L30">
        <text:list-item>
          <text:p text:style-name="P30"><text:span text:style-name="Strong_20_Emphasis">Hybrid design</text:span>:</text:p>
          <text:list>
            <text:list-item>
              <text:p text:style-name="P30"><text:span text:style-name="Strong_20_Emphasis">Local models</text:span>: lightweight time-series models (Prophet/ARIMA or small PyTorch models) for immediate inference on-prem / in browser (WebAssembly) for offline support.</text:p>
            </text:list-item>
            <text:list-item>
              <text:p text:style-name="P30"><text:span text:style-name="Strong_20_Emphasis">Centralized training</text:span>: heavier models trained in cloud/hosted offering to improve accuracy (multi-tenant aggregated learning with differential privacy — opt-in).</text:p>
            </text:list-item>
            <text:list-item>
              <text:p text:style-name="P30"><text:span text:style-name="Strong_20_Emphasis">Model serving</text:span>: model-as-a-service microservice with versioning; local fallback endpoint returns rule-based heuristics.</text:p>
            </text:list-item>
          </text:list>
        </text:list-item>
        <text:list-item>
          <text:p text:style-name="P30"><text:span text:style-name="Strong_20_Emphasis">Explainability</text:span>: show drivers for predictions (seasonality, lead-time, promotions) using SHAP-style explanations.</text:p>
        </text:list-item>
      </text:list>
      <text:p text:style-name="Text_20_body"><text:span text:style-name="Strong_20_Emphasis">Fallbacks</text:span></text:p>
      <text:list text:style-name="L31">
        <text:list-item>
          <text:p text:style-name="P31">If model inference unavailable, fall back to heuristics:</text:p>
          <text:list>
            <text:list-item>
              <text:p text:style-name="P31">moving-average + safety buffer</text:p>
            </text:list-item>
            <text:list-item>
              <text:p text:style-name="P31">last-X months average normalized for seasonality</text:p>
            </text:list-item>
          </text:list>
        </text:list-item>
      </text:list>
      <text:p text:style-name="Text_20_body"><text:span text:style-name="Strong_20_Emphasis">Data &amp; privacy</text:span></text:p>
      <text:list text:style-name="L32">
        <text:list-item>
          <text:p text:style-name="P32">Default: local-only training for each org. Offer opt-in aggregated training that anonymizes data (hashing, k-anonymity) for cross-tenant improvements.</text:p>
        </text:list-item>
      </text:list>
      <text:p text:style-name="Text_20_body"><text:span text:style-name="Strong_20_Emphasis">Tech</text:span></text:p>
      <text:list text:style-name="L33">
        <text:list-item>
          <text:p text:style-name="P33">Model registry (MLflow), training pipelines (Airflow), PyTorch / scikit-learn, on-device inference via ONNX/TF Lite where needed.</text:p>
        </text:list-item>
      </text:list>
      <text:p text:style-name="Text_20_body"><text:span text:style-name="Strong_20_Emphasis">Acceptance</text:span></text:p>
      <text:list text:style-name="L34">
        <text:list-item>
          <text:p text:style-name="P34">Provide reorder recommendation with confidence bands; allow manual override and log changes.</text:p>
        </text:list-item>
      </text:list>
      <text:p text:style-name="Horizontal_20_Line"/>
      <text:h text:style-name="Heading_20_1" text:outline-level="1">12) Dashboard &amp; Analytics</text:h>
      <text:p text:style-name="Text_20_body"><text:span text:style-name="Strong_20_Emphasis">Dashboards</text:span></text:p>
      <text:list text:style-name="L35">
        <text:list-item>
          <text:p text:style-name="P35">Role-based default dashboards: Owner (top-line), Accountant (P&amp;L, Balance sheet), Store (stock velocity).</text:p>
        </text:list-item>
        <text:list-item>
          <text:p text:style-name="P35">Drill-down capability to transactions, SKU, customer, period.</text:p>
        </text:list-item>
        <text:list-item>
          <text:p text:style-name="P35">Scheduled reports (email or CSV).</text:p>
        </text:list-item>
      </text:list>
      <text:p text:style-name="Text_20_body"><text:span text:style-name="Strong_20_Emphasis">Analytics tech</text:span></text:p>
      <text:list text:style-name="L36">
        <text:list-item>
          <text:p text:style-name="P36"><text:soft-page-break/>Use OLAP/analytics store (ClickHouse or PostgreSQL + materialized views) for fast KPIs.</text:p>
        </text:list-item>
        <text:list-item>
          <text:p text:style-name="P36">Ad-hoc query UI; export to CSV/Excel.</text:p>
        </text:list-item>
      </text:list>
      <text:p text:style-name="Text_20_body"><text:span text:style-name="Strong_20_Emphasis">Fallback</text:span></text:p>
      <text:list text:style-name="L37">
        <text:list-item>
          <text:p text:style-name="P37">If analytics service is slow, show cached snapshot + "last updated" timestamp.</text:p>
        </text:list-item>
      </text:list>
      <text:p text:style-name="Horizontal_20_Line"/>
      <text:h text:style-name="Heading_20_1" text:outline-level="1">13) Integrations &amp; Marketplace</text:h>
      <text:p text:style-name="Text_20_body"><text:span text:style-name="Strong_20_Emphasis">Integrations</text:span></text:p>
      <text:list text:style-name="L38">
        <text:list-item>
          <text:p text:style-name="P38">Payment gateways (developer/free-tier accounts), shipping partners, eCommerce (Shopify/Amazon), bank statement import, GST e-invoicing portals.</text:p>
        </text:list-item>
      </text:list>
      <text:p text:style-name="Text_20_body"><text:span text:style-name="Strong_20_Emphasis">Marketplace</text:span></text:p>
      <text:list text:style-name="L39">
        <text:list-item>
          <text:p text:style-name="P39">Certified connectors, free &amp; paid plugins, extension guidelines, sandbox testing before listing.</text:p>
        </text:list-item>
      </text:list>
      <text:p text:style-name="Text_20_body"><text:span text:style-name="Strong_20_Emphasis">Use free APIs where possible</text:span></text:p>
      <text:list text:style-name="L40">
        <text:list-item>
          <text:p text:style-name="P40">Scanning libs: <text:span text:style-name="Source_20_Text">zxing-js</text:span>, <text:span text:style-name="Source_20_Text">jsQR</text:span>, <text:span text:style-name="Source_20_Text">QuaggaJS</text:span> (open-source).</text:p>
        </text:list-item>
        <text:list-item>
          <text:p text:style-name="P40">QR generation: <text:span text:style-name="Source_20_Text">qrcode</text:span> (node), <text:span text:style-name="Source_20_Text">segno</text:span> (python).</text:p>
        </text:list-item>
        <text:list-item>
          <text:p text:style-name="P40">Currency rates: open/free services (e.g., exchangerate.host or similar free APIs).</text:p>
        </text:list-item>
        <text:list-item>
          <text:p text:style-name="P40">Email: SMTP/Gmail or Sendinblue free tiers / SMTP relay.</text:p>
        </text:list-item>
        <text:list-item>
          <text:p text:style-name="P40">Maps/geo: OpenStreetMap.</text:p>
        </text:list-item>
        <text:list-item>
          <text:p text:style-name="P40">Vector DBs: FAISS (local) or Milvus (open-source).</text:p>
        </text:list-item>
      </text:list>
      <text:p text:style-name="Text_20_body"><text:span text:style-name="Emphasis">(Implementation should pick exact providers after discovery; preference for OSS &amp; free tiers for core features.)</text:span></text:p>
      <text:p text:style-name="Horizontal_20_Line"/>
      <text:h text:style-name="Heading_20_1" text:outline-level="1">14) Data model (high-level)</text:h>
      <text:p text:style-name="Text_20_body">Core entities: Company(Org), User, Role, Product, SKUVariant, PriceList, InventoryLocation, StockLot, StockMove, PurchaseOrder, SalesOrder, Invoice, Payment, BankStatement, FiscalPeriod, GSTDocument, ForecastModel, BackupSnapshot, Connector, EventLog.</text:p>
      <text:p text:style-name="Text_20_body">Store tenant_id on each row for multi-tenancy; use UUID primary keys; index on org_id, product_sku, created_at.</text:p>
      <text:p text:style-name="Text_20_body">(If you want, I’ll produce a full ERD SVG next.)</text:p>
      <text:p text:style-name="Horizontal_20_Line"/>
      <text:h text:style-name="Heading_20_1" text:outline-level="1"><text:soft-page-break/>15) Non-functional requirements</text:h>
      <text:list text:style-name="L41">
        <text:list-item>
          <text:p text:style-name="P41"><text:span text:style-name="Strong_20_Emphasis">Scalability:</text:span> service partitioning &amp; horizontal autoscale (K8s), DB sharding strategies for future scale.</text:p>
        </text:list-item>
        <text:list-item>
          <text:p text:style-name="P41"><text:span text:style-name="Strong_20_Emphasis">Performance:</text:span> POS latency &lt;200ms, dashboard queries &lt;1s for top KPIs.</text:p>
        </text:list-item>
        <text:list-item>
          <text:p text:style-name="P41"><text:span text:style-name="Strong_20_Emphasis">Availability:</text:span> 99.9% SLA for hosted tier; core self-hosted with clear HA guidance.</text:p>
        </text:list-item>
        <text:list-item>
          <text:p text:style-name="P41"><text:span text:style-name="Strong_20_Emphasis">Security:</text:span> encryption-in-transit (TLS), encryption-at-rest, RBAC, audit logs, 2FA.</text:p>
        </text:list-item>
        <text:list-item>
          <text:p text:style-name="P41"><text:span text:style-name="Strong_20_Emphasis">Localization:</text:span> date/currency/tax templates per country; India/GST ready by default.</text:p>
        </text:list-item>
        <text:list-item>
          <text:p text:style-name="P41"><text:span text:style-name="Strong_20_Emphasis">Observability:</text:span> centralized logging, metrics, distributed tracing, error tracking.</text:p>
        </text:list-item>
      </text:list>
      <text:p text:style-name="Horizontal_20_Line"/>
      <text:h text:style-name="Heading_20_1" text:outline-level="1">16) Error handling &amp; robust fallbacks (detailed)</text:h>
      <text:p text:style-name="Text_20_body"><text:span text:style-name="Strong_20_Emphasis">Principles</text:span></text:p>
      <text:list text:style-name="L42">
        <text:list-item>
          <text:p text:style-name="P42">Fail-safe first: when an optional service fails, app remains usable (with reduced functionality).</text:p>
        </text:list-item>
        <text:list-item>
          <text:p text:style-name="P42">Clear user feedback (error banners, suggested actions).</text:p>
        </text:list-item>
        <text:list-item>
          <text:p text:style-name="P42">Automatic retries with exponential backoff for transient errors.</text:p>
        </text:list-item>
        <text:list-item>
          <text:p text:style-name="P42">Circuit breaker for flaky external services.</text:p>
        </text:list-item>
      </text:list>
      <text:p text:style-name="Text_20_body"><text:span text:style-name="Strong_20_Emphasis">Module-specific fallbacks</text:span></text:p>
      <text:list text:style-name="L43">
        <text:list-item>
          <text:p text:style-name="P43"><text:span text:style-name="Strong_20_Emphasis">Auth</text:span>: fallback to token refresh; when TOTP provider malfunction (really we’re self-hosting TOTP, so no external dependency).</text:p>
        </text:list-item>
        <text:list-item>
          <text:p text:style-name="P43"><text:span text:style-name="Strong_20_Emphasis">POS offline</text:span>: queue transactions locally; show "sync pending" and self-heal conflicts.</text:p>
        </text:list-item>
        <text:list-item>
          <text:p text:style-name="P43"><text:span text:style-name="Strong_20_Emphasis">QR scanning</text:span>: when camera permission denied, allow manual SKU entry or use built-in barcode scanner fallback.</text:p>
        </text:list-item>
        <text:list-item>
          <text:p text:style-name="P43"><text:span text:style-name="Strong_20_Emphasis">AI engine</text:span>: fallback to heuristics/local simple models.</text:p>
        </text:list-item>
        <text:list-item>
          <text:p text:style-name="P43"><text:span text:style-name="Strong_20_Emphasis">Integrations</text:span>: if bank feed fails, allow manual CSV upload and schedule connector retry.</text:p>
        </text:list-item>
      </text:list>
      <text:p text:style-name="Text_20_body"><text:span text:style-name="Strong_20_Emphasis">Error handling patterns</text:span></text:p>
      <text:list text:style-name="L44">
        <text:list-item>
          <text:p text:style-name="P44">Structured errors with codes + human message + remediation path.</text:p>
        </text:list-item>
        <text:list-item>
          <text:p text:style-name="P44">Logging with correlation IDs to trace user flows across services.</text:p>
        </text:list-item>
        <text:list-item>
          <text:p text:style-name="P44">Alerting thresholds: error rate spikes, sync failure rate, queue length.</text:p>
        </text:list-item>
      </text:list>
      <text:p text:style-name="Horizontal_20_Line"/>
      <text:h text:style-name="Heading_20_1" text:outline-level="1"><text:soft-page-break/>17) Backups &amp; local storage (mandatory)</text:h>
      <text:p text:style-name="Text_20_body"><text:span text:style-name="Strong_20_Emphasis">Local backup strategy</text:span></text:p>
      <text:list text:style-name="L45">
        <text:list-item>
          <text:p text:style-name="P45">POS/local-app: persist to IndexedDB and use user-initiated encrypted exports (JSON/zip). Provide "Export now" and scheduled auto-export to local USB/NAS.</text:p>
        </text:list-item>
        <text:list-item>
          <text:p text:style-name="P45">Server-side backup: scheduled, encrypted DB dumps (logical + physical), WAL archiving; incremental snapshots and retention policy.</text:p>
        </text:list-item>
      </text:list>
      <text:p text:style-name="Text_20_body"><text:span text:style-name="Strong_20_Emphasis">Encryption &amp; integrity</text:span></text:p>
      <text:list text:style-name="L46">
        <text:list-item>
          <text:p text:style-name="P46">AES-256 encryption for backups; sign all backups (HMAC) for integrity.</text:p>
        </text:list-item>
        <text:list-item>
          <text:p text:style-name="P46">Provide recovery CLI with dry-run mode and schema validation.</text:p>
        </text:list-item>
      </text:list>
      <text:p text:style-name="Text_20_body"><text:span text:style-name="Strong_20_Emphasis">Restore</text:span></text:p>
      <text:list text:style-name="L47">
        <text:list-item>
          <text:p text:style-name="P47">Atomic restore pipeline: verify checksum → restore to staging → run sanity checks → switch.</text:p>
        </text:list-item>
      </text:list>
      <text:p text:style-name="Text_20_body"><text:span text:style-name="Strong_20_Emphasis">Backup fallback</text:span></text:p>
      <text:list text:style-name="L48">
        <text:list-item>
          <text:p text:style-name="P48">If remote backup provider unavailable, fallback to local NAS or customer-provided SFTP endpoint.</text:p>
        </text:list-item>
      </text:list>
      <text:p text:style-name="Horizontal_20_Line"/>
      <text:h text:style-name="Heading_20_1" text:outline-level="1">18) Tech stack (recommended per layer)</text:h>
      <text:p text:style-name="Text_20_body"><text:span text:style-name="Strong_20_Emphasis">Frontend</text:span></text:p>
      <text:list text:style-name="L49">
        <text:list-item>
          <text:p text:style-name="P49">React (Typescript) + PWA + Tailwind for UI; use React Query or SWR for data sync.</text:p>
        </text:list-item>
        <text:list-item>
          <text:p text:style-name="P49">POS: PWA with service workers + IndexedDB.</text:p>
        </text:list-item>
      </text:list>
      <text:p text:style-name="Text_20_body"><text:span text:style-name="Strong_20_Emphasis">Backend</text:span></text:p>
      <text:list text:style-name="L50">
        <text:list-item>
          <text:p text:style-name="P50">Option A (Node): NestJS + TypeORM / Prisma</text:p>
        </text:list-item>
        <text:list-item>
          <text:p text:style-name="P50">Option B (Python): FastAPI/Django + SQLAlchemy<text:line-break/>Choose based on team familiarity. Both work well.</text:p>
        </text:list-item>
      </text:list>
      <text:p text:style-name="Text_20_body"><text:span text:style-name="Strong_20_Emphasis">DB &amp; storage</text:span></text:p>
      <text:list text:style-name="L51">
        <text:list-item>
          <text:p text:style-name="P51">PostgreSQL primary (ACID), Redis cache, S3-compatible object storage (MinIO for self-hosted).</text:p>
        </text:list-item>
      </text:list>
      <text:p text:style-name="Text_20_body"><text:span text:style-name="Strong_20_Emphasis">AI/ML</text:span></text:p>
      <text:list text:style-name="L52">
        <text:list-item>
          <text:p text:style-name="P52">PyTorch / scikit-learn / Prophet; MLflow for model registry; ONNX for model portability.</text:p>
        </text:list-item>
      </text:list>
      <text:p text:style-name="Text_20_body"><text:span text:style-name="Strong_20_Emphasis">Search &amp; analytics</text:span></text:p>
      <text:list text:style-name="L53">
        <text:list-item>
          <text:p text:style-name="P53">Elasticsearch or ClickHouse for analytics; or PostgreSQL materialized views with read replicas.</text:p>
        </text:list-item>
      </text:list>
      <text:p text:style-name="Text_20_body"><text:span text:style-name="Strong_20_Emphasis">Queue &amp; events</text:span></text:p>
      <text:list text:style-name="L54">
        <text:list-item>
          <text:p text:style-name="P54"><text:soft-page-break/>RabbitMQ / Kafka (Kafka for heavy event throughput or RabbitMQ for simpler needs).</text:p>
        </text:list-item>
      </text:list>
      <text:p text:style-name="Text_20_body"><text:span text:style-name="Strong_20_Emphasis">CI/CD &amp; infra</text:span></text:p>
      <text:list text:style-name="L55">
        <text:list-item>
          <text:p text:style-name="P55">GitHub Actions / GitLab CI, Docker, Helm charts, Kubernetes (EKS/GKE/AKS or k3s for small infra).</text:p>
        </text:list-item>
        <text:list-item>
          <text:p text:style-name="P55">Monitoring: Prometheus + Grafana; Error tracking: Sentry.</text:p>
        </text:list-item>
      </text:list>
      <text:p text:style-name="Text_20_body"><text:span text:style-name="Strong_20_Emphasis">Devops &amp; secrets</text:span></text:p>
      <text:list text:style-name="L56">
        <text:list-item>
          <text:p text:style-name="P56">HashiCorp Vault or cloud KMS (AWS/GCP) for secret management.</text:p>
        </text:list-item>
      </text:list>
      <text:p text:style-name="Horizontal_20_Line"/>
      <text:h text:style-name="Heading_20_1" text:outline-level="1">19) Testing &amp; QA</text:h>
      <text:list text:style-name="L57">
        <text:list-item>
          <text:p text:style-name="P57">Unit tests (coverage target 80% for core modules).</text:p>
        </text:list-item>
        <text:list-item>
          <text:p text:style-name="P57">Integration tests for service contracts and API compatibility.</text:p>
        </text:list-item>
        <text:list-item>
          <text:p text:style-name="P57">E2E tests (Cypress) for core flows – onboarding, POS sale, invoice generation.</text:p>
        </text:list-item>
        <text:list-item>
          <text:p text:style-name="P57">Load testing for POS and API endpoints.</text:p>
        </text:list-item>
        <text:list-item>
          <text:p text:style-name="P57">Regression suite for customizations &amp; low-code rules.</text:p>
        </text:list-item>
        <text:list-item>
          <text:p text:style-name="P57">Security testing (SAST, DAST) and regular vulnerability scans.</text:p>
        </text:list-item>
      </text:list>
      <text:p text:style-name="Horizontal_20_Line"/>
      <text:h text:style-name="Heading_20_1" text:outline-level="1">20) Roadmap &amp; detailed implementation steps (what to focus on — stepwise)</text:h>
      <text:p text:style-name="Text_20_body">I’ll break this into <text:span text:style-name="Strong_20_Emphasis">phases</text:span> and <text:span text:style-name="Strong_20_Emphasis">sprints</text:span> with prioritized focus. Don’t worry — I included everything you asked.</text:p>
      <text:h text:style-name="Heading_20_3" text:outline-level="3">Phase 0 — Discovery &amp; infra (2 weeks)</text:h>
      <text:list text:style-name="L58">
        <text:list-item>
          <text:p text:style-name="P58">Finalize data model &amp; API contracts for core modules (Auth, Org, Product, Inventory, Sales, Invoice).</text:p>
        </text:list-item>
        <text:list-item>
          <text:p text:style-name="P58">Choose backend stack (Node or Python). Draft deployment manifests (Docker-compose + Helm stub).</text:p>
        </text:list-item>
        <text:list-item>
          <text:p text:style-name="P58">Implement core CI/CD skeleton, code style, PR templates, contributor guide.</text:p>
        </text:list-item>
        <text:list-item>
          <text:p text:style-name="P58">Create org/userID scheme &amp; auth flow spec.</text:p>
        </text:list-item>
      </text:list>
      <text:p text:style-name="Text_20_body"><text:span text:style-name="Strong_20_Emphasis">Focus:</text:span> multi-tenant model &amp; auth — this underpins all other features.</text:p>
      <text:h text:style-name="Heading_20_3" text:outline-level="3">Phase 1 — Core MVP (8–12 weeks)</text:h>
      <text:p text:style-name="Text_20_body">Sprints (2 weeks each) — deliverables:</text:p>
      <text:p text:style-name="Text_20_body"><text:soft-page-break/>Sprint 1–2 (Auth + Org + Product)</text:p>
      <text:list text:style-name="L59">
        <text:list-item>
          <text:p text:style-name="P59">Auth service: username/password, TOTP onboarding UI, recovery &amp; audit logs.</text:p>
        </text:list-item>
        <text:list-item>
          <text:p text:style-name="P59">Org service: signup flow on <text:span text:style-name="Source_20_Text">app.setledger.com</text:span>, org admin invite, userID generation.</text:p>
        </text:list-item>
        <text:list-item>
          <text:p text:style-name="P59">Product service: CRUD, product QR generation endpoint (PNG/SVG), bulk QR export.</text:p>
        </text:list-item>
      </text:list>
      <text:p text:style-name="Text_20_body">Sprint 3–4 (Invoicing + POS basics)</text:p>
      <text:list text:style-name="L60">
        <text:list-item>
          <text:p text:style-name="P60">Invoice module: create invoice, PDF generator, invoice QR (payment metadata), GST fields.</text:p>
        </text:list-item>
        <text:list-item>
          <text:p text:style-name="P60">POS PWA skeleton: offline storage (IndexedDB), product lookup via QR/barcode, local QR generation fallback.</text:p>
        </text:list-item>
      </text:list>
      <text:p text:style-name="Text_20_body">Sprint 5–6 (Inventory + Accounting basics)</text:p>
      <text:list text:style-name="L61">
        <text:list-item>
          <text:p text:style-name="P61">Inventory moves, stock reservations, basic ledger &amp; journal entries for sales invoices.</text:p>
        </text:list-item>
        <text:list-item>
          <text:p text:style-name="P61">Bank statement manual import.</text:p>
        </text:list-item>
      </text:list>
      <text:p text:style-name="Text_20_body">Sprint 7 (Backups &amp; Monitoring)</text:p>
      <text:list text:style-name="L62">
        <text:list-item>
          <text:p text:style-name="P62">Local/Server backup pipelines; basic observability.</text:p>
        </text:list-item>
      </text:list>
      <text:p text:style-name="Text_20_body"><text:span text:style-name="Strong_20_Emphasis">Focus:</text:span> make core transactions (product → sale → invoice → journal entry) work reliably offline &amp; online.</text:p>
      <text:h text:style-name="Heading_20_3" text:outline-level="3">Phase 2 — AI &amp; Pricing Engine (8 weeks)</text:h>
      <text:list text:style-name="L63">
        <text:list-item>
          <text:p text:style-name="P63">Implement local forecasting (Prophet/ARIMA) + rule-based fallback.</text:p>
        </text:list-item>
        <text:list-item>
          <text:p text:style-name="P63">Model-serving microservice + MLflow.</text:p>
        </text:list-item>
        <text:list-item>
          <text:p text:style-name="P63">Pricing rule-builder UI, A/B pricing experiments.</text:p>
        </text:list-item>
      </text:list>
      <text:p text:style-name="Text_20_body"><text:span text:style-name="Strong_20_Emphasis">Focus:</text:span> Explainability &amp; safe default (rule backup).</text:p>
      <text:h text:style-name="Heading_20_3" text:outline-level="3">Phase 3 — Integrations, Marketplace &amp; Scale (8–12 weeks)</text:h>
      <text:list text:style-name="L64">
        <text:list-item>
          <text:p text:style-name="P64">Payment gateways, shipping connectors, eCommerce sync.</text:p>
        </text:list-item>
        <text:list-item>
          <text:p text:style-name="P64">Marketplace and plugin certification.</text:p>
        </text:list-item>
        <text:list-item>
          <text:p text:style-name="P64">Hosted SaaS pipeline, multi-region deployment, hardened security &amp; compliance.</text:p>
        </text:list-item>
      </text:list>
      <text:p text:style-name="Text_20_body"><text:span text:style-name="Strong_20_Emphasis">Focus:</text:span> partner connectors &amp; hosted offering.</text:p>
      <text:p text:style-name="Horizontal_20_Line"/>
      <text:h text:style-name="Heading_20_1" text:outline-level="1">21) MVP Backlog (top user stories + acceptance criteria)</text:h>
      <text:p text:style-name="Text_20_body">I’ll show the top 20 to get started — you can ask me to expand into a CSV/backlog board.</text:p>
      <text:list text:style-name="L65">
        <text:list-item>
          <text:p text:style-name="P65"><text:span text:style-name="Strong_20_Emphasis">As an org-admin I can sign up on </text:span><text:span text:style-name="Strong_20_Emphasis"><text:span text:style-name="Source_20_Text">app.setledger.com</text:span></text:span><text:span text:style-name="Strong_20_Emphasis"> so that I can create my company account.</text:span></text:p>
          <text:list>
            <text:list-item>
              <text:p text:style-name="P65"><text:soft-page-break/>AC: Create org, generate orgID, admin user created, admin receives invite email.</text:p>
            </text:list-item>
          </text:list>
        </text:list-item>
        <text:list-item>
          <text:p text:style-name="P65"><text:span text:style-name="Strong_20_Emphasis">As admin I can invite members; each member gets a unique userID.</text:span></text:p>
          <text:list>
            <text:list-item>
              <text:p text:style-name="P65">AC: Invite link -&gt; member registers -&gt; userID format <text:span text:style-name="Source_20_Text">ORG-xxxx-U-000nnn</text:span> created; stored user_uuid.</text:p>
            </text:list-item>
          </text:list>
        </text:list-item>
        <text:list-item>
          <text:p text:style-name="P65"><text:span text:style-name="Strong_20_Emphasis">As a user I can enable TOTP; I see QR &amp; backup codes.</text:span></text:p>
          <text:list>
            <text:list-item>
              <text:p text:style-name="P65">AC: TOTP secret stored encrypted; login with TOTP succeeds; backup codes validated.</text:p>
            </text:list-item>
          </text:list>
        </text:list-item>
        <text:list-item>
          <text:p text:style-name="P65"><text:span text:style-name="Strong_20_Emphasis">As a product manager I can create products &amp; bulk-generate product QR labels.</text:span></text:p>
          <text:list>
            <text:list-item>
              <text:p text:style-name="P65">AC: Generate downloadable PDF/A4 label sheet with QR and SKU; QR decodes to canonical productID.</text:p>
            </text:list-item>
          </text:list>
        </text:list-item>
        <text:list-item>
          <text:p text:style-name="P65"><text:span text:style-name="Strong_20_Emphasis">As cashier I can scan a product QR and add it to POS cart (offline and online).</text:span></text:p>
          <text:list>
            <text:list-item>
              <text:p text:style-name="P65">AC: Works offline with cached product metadata; syncs on reconnect.</text:p>
            </text:list-item>
          </text:list>
        </text:list-item>
        <text:list-item>
          <text:p text:style-name="P65"><text:span text:style-name="Strong_20_Emphasis">As store I can take a sale; POS prints receipt &amp; creates invoice with invoice QR.</text:span></text:p>
          <text:list>
            <text:list-item>
              <text:p text:style-name="P65">AC: Sale recorded locally, synced to server, invoice PDF with QR available.</text:p>
            </text:list-item>
          </text:list>
        </text:list-item>
        <text:list-item>
          <text:p text:style-name="P65"><text:span text:style-name="Strong_20_Emphasis">As accountant I can see auto-created journal entries for invoices.</text:span></text:p>
          <text:list>
            <text:list-item>
              <text:p text:style-name="P65">AC: Invoice → journal entry mapping created, viewable and exportable.</text:p>
            </text:list-item>
          </text:list>
        </text:list-item>
        <text:list-item>
          <text:p text:style-name="P65"><text:span text:style-name="Strong_20_Emphasis">As inventory manager I can transfer stock between warehouses and perform cycle counts.</text:span></text:p>
          <text:list>
            <text:list-item>
              <text:p text:style-name="P65">AC: Stock moves created and stock levels updated accurately.</text:p>
            </text:list-item>
          </text:list>
        </text:list-item>
        <text:list-item>
          <text:p text:style-name="P65"><text:span text:style-name="Strong_20_Emphasis">As owner I can view P&amp;L dashboard and drill down to transactions.</text:span></text:p>
          <text:list>
            <text:list-item>
              <text:p text:style-name="P65">AC: Dashboard shows revenue, profit, top SKUs; drill-down works.</text:p>
            </text:list-item>
          </text:list>
        </text:list-item>
        <text:list-item>
          <text:p text:style-name="P65"><text:span text:style-name="Strong_20_Emphasis">As admin I can download encrypted backup &amp; restore in staging.</text:span></text:p>
          <text:list>
            <text:list-item>
              <text:p text:style-name="P65">AC: Restore validates checksum and passes sanity checks.</text:p>
            </text:list-item>
          </text:list>
        </text:list-item>
      </text:list>
      <text:p text:style-name="Text_20_body">(… + 10 more stories for pricing, AI recommendations, connectors — I can list on request.)</text:p>
      <text:p text:style-name="Horizontal_20_Line"/>
      <text:h text:style-name="Heading_20_1" text:outline-level="1">22) Acceptance criteria &amp; KPIs per module (brief)</text:h>
      <text:list text:style-name="L66">
        <text:list-item>
          <text:p text:style-name="P66"><text:span text:style-name="Strong_20_Emphasis">Auth</text:span>: 2FA enabled for admins; login attempts tracked; lockout after 5 failed attempts.</text:p>
        </text:list-item>
        <text:list-item>
          <text:p text:style-name="P66"><text:span text:style-name="Strong_20_Emphasis">POS</text:span>: Offline transactions preserved with 100% data integrity on sync in 95% of cases.</text:p>
        </text:list-item>
        <text:list-item>
          <text:p text:style-name="P66"><text:span text:style-name="Strong_20_Emphasis">Invoice</text:span>: GST fields validated; invoice QR opens payment page.</text:p>
        </text:list-item>
        <text:list-item>
          <text:p text:style-name="P66"><text:span text:style-name="Strong_20_Emphasis">AI</text:span>: For pilot stores, MAPE &lt; 20% after 6 months of data.</text:p>
        </text:list-item>
      </text:list>
      <text:p text:style-name="Horizontal_20_Line"/>
      <text:h text:style-name="Heading_20_1" text:outline-level="1"><text:soft-page-break/>23) Monitoring &amp; operations</text:h>
      <text:list text:style-name="L67">
        <text:list-item>
          <text:p text:style-name="P67">Logs: structured (JSON) with correlation IDs.</text:p>
        </text:list-item>
        <text:list-item>
          <text:p text:style-name="P67">Error tracking: Sentry (or open-source alternative).</text:p>
        </text:list-item>
        <text:list-item>
          <text:p text:style-name="P67">Metrics: Prometheus + Grafana dashboards (uptime, error rate, sync queue length).</text:p>
        </text:list-item>
        <text:list-item>
          <text:p text:style-name="P67">Alerts: Slack/Email for critical failures (sync backlog &gt; threshold).</text:p>
        </text:list-item>
      </text:list>
      <text:p text:style-name="Horizontal_20_Line"/>
      <text:h text:style-name="Heading_20_1" text:outline-level="1">24) Compliance, privacy &amp; policies</text:h>
      <text:list text:style-name="L68">
        <text:list-item>
          <text:p text:style-name="P68">Default retention &amp; data export tools.</text:p>
        </text:list-item>
        <text:list-item>
          <text:p text:style-name="P68">GDPR-like export &amp; delete flows.</text:p>
        </text:list-item>
        <text:list-item>
          <text:p text:style-name="P68">Audit trails and immutable journals for tax audits.</text:p>
        </text:list-item>
      </text:list>
      <text:p text:style-name="Horizontal_20_Line"/>
      <text:h text:style-name="Heading_20_1" text:outline-level="1">25) Team &amp; role recommendations (initial)</text:h>
      <text:list text:style-name="L69">
        <text:list-item>
          <text:p text:style-name="P69">Product manager (1)</text:p>
        </text:list-item>
        <text:list-item>
          <text:p text:style-name="P69">Lead engineer (1)</text:p>
        </text:list-item>
        <text:list-item>
          <text:p text:style-name="P69">Backend engineers (2–3)</text:p>
        </text:list-item>
        <text:list-item>
          <text:p text:style-name="P69">Frontend engineers (2)</text:p>
        </text:list-item>
        <text:list-item>
          <text:p text:style-name="P69">ML engineer (1)</text:p>
        </text:list-item>
        <text:list-item>
          <text:p text:style-name="P69">DevOps (1)</text:p>
        </text:list-item>
        <text:list-item>
          <text:p text:style-name="P69">QA (1)</text:p>
        </text:list-item>
        <text:list-item>
          <text:p text:style-name="P69">UX (1)</text:p>
        </text:list-item>
        <text:list-item>
          <text:p text:style-name="P69">Tax/legal consultant (contract)</text:p>
        </text:list-item>
      </text:list>
      <text:p text:style-name="Horizontal_20_Line"/>
      <text:h text:style-name="Heading_20_1" text:outline-level="1">26) Risks &amp; mitigations (short)</text:h>
      <text:list text:style-name="L70">
        <text:list-item>
          <text:p text:style-name="P70"><text:span text:style-name="Strong_20_Emphasis">Complex customization pain</text:span> → mitigation: low-code rule builder, test harness, sandbox mode.</text:p>
        </text:list-item>
        <text:list-item>
          <text:p text:style-name="P70"><text:span text:style-name="Strong_20_Emphasis">Data loss</text:span> → mitigation: encrypted backups, local device persistence, recovery playbooks.</text:p>
        </text:list-item>
        <text:list-item>
          <text:p text:style-name="P70"><text:span text:style-name="Strong_20_Emphasis">AI cold-start</text:span> → mitigation: heuristics + optional federated learning opt-in.</text:p>
        </text:list-item>
      </text:list>
      <text:p text:style-name="Horizontal_20_Line"/>
      <text:h text:style-name="Heading_20_1" text:outline-level="1"><text:soft-page-break/>27) Deliverables I can produce next (pick one or I’ll pick highest ROI)</text:h>
      <text:p text:style-name="Text_20_body">I can immediately generate any of these — say which you want <text:span text:style-name="Strong_20_Emphasis">first</text:span> (or I’ll start with the MVP backlog in full detail):</text:p>
      <text:list text:style-name="L71">
        <text:list-item>
          <text:p text:style-name="P71">Full prioritized <text:span text:style-name="Strong_20_Emphasis">MVP backlog</text:span> (Jira-style stories + AC + estimates).</text:p>
        </text:list-item>
        <text:list-item>
          <text:p text:style-name="P71">Technical <text:span text:style-name="Strong_20_Emphasis">architecture diagram</text:span> (K8s services, data flows).</text:p>
        </text:list-item>
        <text:list-item>
          <text:p text:style-name="P71"><text:span text:style-name="Strong_20_Emphasis">ERD</text:span> (Postgres schemas + fields for core tables).</text:p>
        </text:list-item>
        <text:list-item>
          <text:p text:style-name="P71"><text:span text:style-name="Strong_20_Emphasis">Onboarding wizard wireframes</text:span> (screens for admin onboarding + POS flow).</text:p>
        </text:list-item>
        <text:list-item>
          <text:p text:style-name="P71">Implementation-ready <text:span text:style-name="Strong_20_Emphasis">Helm + Docker-Compose</text:span> quickstart manifests.</text:p>
        </text:list-item>
      </text:list>
      <text:p text:style-name="Horizontal_20_Line"/>
      <text:h text:style-name="Heading_20_1" text:outline-level="1">28) Actionable step-by-step focus (what to do now — developer sprint plan)</text:h>
      <text:p text:style-name="Text_20_body"><text:span text:style-name="Strong_20_Emphasis">Week 0 (pre-sprint)</text:span></text:p>
      <text:list text:style-name="L72">
        <text:list-item>
          <text:p text:style-name="P72">Approve PRD &amp; choose stack (Node vs Python). Decide hosted vs self-hosted pilot.</text:p>
        </text:list-item>
      </text:list>
      <text:p text:style-name="Text_20_body"><text:span text:style-name="Strong_20_Emphasis">Sprint A (2 weeks)</text:span></text:p>
      <text:list text:style-name="L73">
        <text:list-item>
          <text:p text:style-name="P73">Implement Auth + Org signup + userID generation + TOTP UI. Create CI skeleton.</text:p>
        </text:list-item>
      </text:list>
      <text:p text:style-name="Text_20_body"><text:span text:style-name="Strong_20_Emphasis">Sprint B (2 weeks)</text:span></text:p>
      <text:list text:style-name="L74">
        <text:list-item>
          <text:p text:style-name="P74">Product service + product QR generation + bulk export.</text:p>
        </text:list-item>
      </text:list>
      <text:p text:style-name="Text_20_body"><text:span text:style-name="Strong_20_Emphasis">Sprint C (2 weeks)</text:span></text:p>
      <text:list text:style-name="L75">
        <text:list-item>
          <text:p text:style-name="P75">Invoice creation + PDF/QR invoice + journaling.</text:p>
        </text:list-item>
      </text:list>
      <text:p text:style-name="Text_20_body"><text:span text:style-name="Strong_20_Emphasis">Sprint D (2 weeks)</text:span></text:p>
      <text:list text:style-name="L76">
        <text:list-item>
          <text:p text:style-name="P76">POS PWA core (offline storage &amp; sync) + scanning.</text:p>
        </text:list-item>
      </text:list>
      <text:p text:style-name="Text_20_body"><text:span text:style-name="Strong_20_Emphasis">Sprint E (2 weeks)</text:span></text:p>
      <text:list text:style-name="L77">
        <text:list-item>
          <text:p text:style-name="P77">Inventory reservation + reconciliations and backups.</text:p>
        </text:list-item>
      </text:list>
      <text:p text:style-name="Text_20_body"><text:span text:style-name="Strong_20_Emphasis">Sprint F (2 weeks)</text:span></text:p>
      <text:list text:style-name="L78">
        <text:list-item>
          <text:p text:style-name="P78">Basic AI forecasting local model + UI for reorder suggestions.</text:p>
        </text:list-item>
      </text:list>
      <text:p text:style-name="Text_20_body"><text:span text:style-name="Strong_20_Emphasis">Deliver after 3 months</text:span>: internal Beta for 3 pilot merchants.</text:p>
      <text:p text:style-name="Horizontal_20_Line"/>
      <text:h text:style-name="Heading_20_1" text:outline-level="1"><text:soft-page-break/>29) Final notes &amp; constraints</text:h>
      <text:list text:style-name="L79">
        <text:list-item>
          <text:p text:style-name="P79">I prioritized <text:span text:style-name="Strong_20_Emphasis">safety, reliability, and offline continuity</text:span> in all designs as requested.</text:p>
        </text:list-item>
        <text:list-item>
          <text:p text:style-name="P79">The PRD intentionally favors <text:span text:style-name="Strong_20_Emphasis">open-source / free-tier tools</text:span> for core capabilities; specific vendors for hosted connectors/payment providers should be selected during discovery.</text:p>
        </text:list-item>
        <text:list-item>
          <text:p text:style-name="P79">I included both <text:span text:style-name="Strong_20_Emphasis">technical</text:span> and <text:span text:style-name="Strong_20_Emphasis">operational</text:span> guidance so a small lean team can start building immediately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4T16:16:40.226695003</meta:creation-date>
    <dc:date>2025-10-04T16:17:24.626784349</dc:date>
    <meta:editing-duration>PT48S</meta:editing-duration>
    <meta:editing-cycles>1</meta:editing-cycles>
    <meta:document-statistic meta:table-count="0" meta:image-count="0" meta:object-count="0" meta:page-count="16" meta:paragraph-count="340" meta:word-count="3327" meta:character-count="22411" meta:non-whitespace-character-count="19626"/>
    <meta:generator>LibreOffice/24.2.7.2$Linux_X86_64 LibreOffice_project/420$Build-2</meta:generator>
  </office:meta>
</office:document-meta>
</file>